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0fb92c"/>
    </style:style>
    <style:style style:name="P2" style:family="paragraph" style:parent-style-name="Text_20_body" style:list-style-name="L1">
      <style:text-properties officeooo:paragraph-rsid="0011ad44"/>
    </style:style>
    <style:style style:name="P3" style:family="paragraph" style:parent-style-name="Text_20_body" style:list-style-name="L1">
      <style:text-properties officeooo:paragraph-rsid="00123b3a"/>
    </style:style>
    <style:style style:name="P4" style:family="paragraph" style:parent-style-name="Text_20_body" style:list-style-name="L1">
      <style:text-properties officeooo:paragraph-rsid="00144c96"/>
    </style:style>
    <style:style style:name="P5" style:family="paragraph" style:parent-style-name="Text_20_body" style:list-style-name="L1">
      <style:text-properties officeooo:paragraph-rsid="0015138f"/>
    </style:style>
    <style:style style:name="P6" style:family="paragraph" style:parent-style-name="Text_20_body" style:list-style-name="L1">
      <style:text-properties officeooo:paragraph-rsid="00155846"/>
    </style:style>
    <style:style style:name="P7" style:family="paragraph" style:parent-style-name="Text_20_body" style:list-style-name="L1">
      <style:text-properties officeooo:paragraph-rsid="0016e114"/>
    </style:style>
    <style:style style:name="P8" style:family="paragraph" style:parent-style-name="Text_20_body" style:list-style-name="L1">
      <style:text-properties officeooo:paragraph-rsid="00184645"/>
    </style:style>
    <style:style style:name="P9" style:family="paragraph" style:parent-style-name="Text_20_body" style:list-style-name="L1">
      <style:text-properties officeooo:paragraph-rsid="0018bcab"/>
    </style:style>
    <style:style style:name="P10" style:family="paragraph" style:parent-style-name="Text_20_body" style:list-style-name="L1">
      <style:text-properties officeooo:paragraph-rsid="0019f39c"/>
    </style:style>
    <style:style style:name="P11" style:family="paragraph" style:parent-style-name="Text_20_body" style:list-style-name="L1">
      <style:text-properties officeooo:paragraph-rsid="001a7ada"/>
    </style:style>
    <style:style style:name="P12" style:family="paragraph" style:parent-style-name="Text_20_body" style:list-style-name="L1">
      <style:text-properties officeooo:paragraph-rsid="001b71c5"/>
    </style:style>
    <style:style style:name="P13" style:family="paragraph" style:parent-style-name="Text_20_body" style:list-style-name="L1">
      <style:text-properties officeooo:paragraph-rsid="001b8fd5"/>
    </style:style>
    <style:style style:name="P14" style:family="paragraph" style:parent-style-name="Text_20_body">
      <style:text-properties officeooo:paragraph-rsid="000fb92c"/>
    </style:style>
    <style:style style:name="P15" style:family="paragraph" style:parent-style-name="Text_20_body">
      <style:text-properties officeooo:rsid="000fb92c" officeooo:paragraph-rsid="000fb92c"/>
    </style:style>
    <style:style style:name="P16" style:family="paragraph" style:parent-style-name="Text_20_body" style:list-style-name="L1">
      <style:text-properties officeooo:rsid="000fb92c" officeooo:paragraph-rsid="000fb92c"/>
    </style:style>
    <style:style style:name="P17" style:family="paragraph" style:parent-style-name="Text_20_body">
      <style:text-properties officeooo:paragraph-rsid="0011ad44"/>
    </style:style>
    <style:style style:name="P18" style:family="paragraph" style:parent-style-name="Text_20_body">
      <style:text-properties officeooo:rsid="0011ad44" officeooo:paragraph-rsid="0011ad44"/>
    </style:style>
    <style:style style:name="P19" style:family="paragraph" style:parent-style-name="Text_20_body" style:list-style-name="L1">
      <style:text-properties officeooo:rsid="0011ad44" officeooo:paragraph-rsid="0011ad44"/>
    </style:style>
    <style:style style:name="P20" style:family="paragraph" style:parent-style-name="Text_20_body" style:list-style-name="L1">
      <style:text-properties style:font-name="Andale Mono" fo:font-size="9pt" officeooo:rsid="000fb92c" officeooo:paragraph-rsid="000fb92c" style:font-size-asian="9pt" style:font-size-complex="9pt"/>
    </style:style>
    <style:style style:name="P21" style:family="paragraph" style:parent-style-name="Text_20_body">
      <style:text-properties officeooo:rsid="00123b3a" officeooo:paragraph-rsid="00123b3a"/>
    </style:style>
    <style:style style:name="P22" style:family="paragraph" style:parent-style-name="Text_20_body" style:list-style-name="L1">
      <style:text-properties officeooo:rsid="00123b3a" officeooo:paragraph-rsid="00123b3a"/>
    </style:style>
    <style:style style:name="P23" style:family="paragraph" style:parent-style-name="Text_20_body" style:list-style-name="L1">
      <style:text-properties officeooo:rsid="00123b3a" officeooo:paragraph-rsid="00144c96"/>
    </style:style>
    <style:style style:name="P24" style:family="paragraph" style:parent-style-name="Text_20_body">
      <style:text-properties officeooo:rsid="00123b3a" officeooo:paragraph-rsid="00144c96"/>
    </style:style>
    <style:style style:name="P25" style:family="paragraph" style:parent-style-name="Text_20_body">
      <style:text-properties officeooo:rsid="00123b3a" officeooo:paragraph-rsid="0015138f"/>
    </style:style>
    <style:style style:name="P26" style:family="paragraph" style:parent-style-name="Text_20_body">
      <style:text-properties officeooo:rsid="00123b3a" officeooo:paragraph-rsid="00155846"/>
    </style:style>
    <style:style style:name="P27" style:family="paragraph" style:parent-style-name="Text_20_body">
      <style:text-properties officeooo:rsid="00123b3a" officeooo:paragraph-rsid="0016e114"/>
    </style:style>
    <style:style style:name="P28" style:family="paragraph" style:parent-style-name="Text_20_body">
      <style:text-properties officeooo:rsid="00123b3a" officeooo:paragraph-rsid="00184645"/>
    </style:style>
    <style:style style:name="P29" style:family="paragraph" style:parent-style-name="Text_20_body">
      <style:text-properties officeooo:rsid="00123b3a" officeooo:paragraph-rsid="0018bcab"/>
    </style:style>
    <style:style style:name="P30" style:family="paragraph" style:parent-style-name="Text_20_body">
      <style:text-properties officeooo:rsid="00123b3a" officeooo:paragraph-rsid="0019f39c"/>
    </style:style>
    <style:style style:name="P31" style:family="paragraph" style:parent-style-name="Text_20_body">
      <style:text-properties officeooo:rsid="00123b3a" officeooo:paragraph-rsid="001a7ada"/>
    </style:style>
    <style:style style:name="P32" style:family="paragraph" style:parent-style-name="Text_20_body">
      <style:text-properties officeooo:paragraph-rsid="00144c96"/>
    </style:style>
    <style:style style:name="P33" style:family="paragraph" style:parent-style-name="Text_20_body" style:list-style-name="L1">
      <style:text-properties officeooo:rsid="0015138f" officeooo:paragraph-rsid="0015138f"/>
    </style:style>
    <style:style style:name="P34" style:family="paragraph" style:parent-style-name="Text_20_body" style:list-style-name="L1">
      <style:text-properties officeooo:rsid="0015138f" officeooo:paragraph-rsid="00155846"/>
    </style:style>
    <style:style style:name="P35" style:family="paragraph" style:parent-style-name="Text_20_body" style:list-style-name="L1">
      <style:text-properties officeooo:rsid="0015138f" officeooo:paragraph-rsid="0016e114"/>
    </style:style>
    <style:style style:name="P36" style:family="paragraph" style:parent-style-name="Text_20_body" style:list-style-name="L1">
      <style:text-properties officeooo:rsid="0015138f" officeooo:paragraph-rsid="001a7ada"/>
    </style:style>
    <style:style style:name="P37" style:family="paragraph" style:parent-style-name="Text_20_body" style:list-style-name="L1">
      <style:text-properties officeooo:rsid="0015138f" officeooo:paragraph-rsid="001b71c5"/>
    </style:style>
    <style:style style:name="P38" style:family="paragraph" style:parent-style-name="Text_20_body" style:list-style-name="L1">
      <style:text-properties officeooo:rsid="0015138f" officeooo:paragraph-rsid="001b8fd5"/>
    </style:style>
    <style:style style:name="P39" style:family="paragraph" style:parent-style-name="Text_20_body" style:list-style-name="L1">
      <style:text-properties officeooo:rsid="00155846" officeooo:paragraph-rsid="00155846"/>
    </style:style>
    <style:style style:name="P40" style:family="paragraph" style:parent-style-name="Text_20_body" style:list-style-name="L1">
      <style:text-properties officeooo:rsid="00155846" officeooo:paragraph-rsid="0016e114"/>
    </style:style>
    <style:style style:name="P41" style:family="paragraph" style:parent-style-name="Text_20_body" style:list-style-name="L1">
      <style:text-properties officeooo:rsid="00155846" officeooo:paragraph-rsid="00184645"/>
    </style:style>
    <style:style style:name="P42" style:family="paragraph" style:parent-style-name="Text_20_body" style:list-style-name="L1">
      <style:text-properties officeooo:rsid="00155846" officeooo:paragraph-rsid="0018bcab"/>
    </style:style>
    <style:style style:name="P43" style:family="paragraph" style:parent-style-name="Text_20_body" style:list-style-name="L1">
      <style:text-properties officeooo:rsid="00155846" officeooo:paragraph-rsid="0019f39c"/>
    </style:style>
    <style:style style:name="P44" style:family="paragraph" style:parent-style-name="Text_20_body" style:list-style-name="L1">
      <style:text-properties officeooo:rsid="00155846" officeooo:paragraph-rsid="001a7ada"/>
    </style:style>
    <style:style style:name="P45" style:family="paragraph" style:parent-style-name="Text_20_body" style:list-style-name="L1">
      <style:text-properties officeooo:rsid="00155846" officeooo:paragraph-rsid="001b71c5"/>
    </style:style>
    <style:style style:name="P46" style:family="paragraph" style:parent-style-name="Text_20_body" style:list-style-name="L1">
      <style:text-properties officeooo:rsid="00155846" officeooo:paragraph-rsid="001b8fd5"/>
    </style:style>
    <style:style style:name="P47" style:family="paragraph" style:parent-style-name="Text_20_body" style:list-style-name="L1">
      <style:text-properties officeooo:rsid="0016e114" officeooo:paragraph-rsid="0016e114"/>
    </style:style>
    <style:style style:name="P48" style:family="paragraph" style:parent-style-name="Text_20_body" style:list-style-name="L1">
      <style:text-properties officeooo:rsid="0016e114" officeooo:paragraph-rsid="00184645"/>
    </style:style>
    <style:style style:name="P49" style:family="paragraph" style:parent-style-name="Text_20_body" style:list-style-name="L1">
      <style:text-properties officeooo:rsid="0016e114" officeooo:paragraph-rsid="0018bcab"/>
    </style:style>
    <style:style style:name="P50" style:family="paragraph" style:parent-style-name="Text_20_body" style:list-style-name="L1">
      <style:text-properties officeooo:rsid="0016e114" officeooo:paragraph-rsid="0019f39c"/>
    </style:style>
    <style:style style:name="P51" style:family="paragraph" style:parent-style-name="Text_20_body" style:list-style-name="L1">
      <style:text-properties officeooo:rsid="0016e114" officeooo:paragraph-rsid="001a7ada"/>
    </style:style>
    <style:style style:name="P52" style:family="paragraph" style:parent-style-name="Text_20_body" style:list-style-name="L1">
      <style:text-properties officeooo:rsid="0016e114" officeooo:paragraph-rsid="001b71c5"/>
    </style:style>
    <style:style style:name="P53" style:family="paragraph" style:parent-style-name="Text_20_body" style:list-style-name="L1">
      <style:text-properties officeooo:rsid="0016e114" officeooo:paragraph-rsid="001b8fd5"/>
    </style:style>
    <style:style style:name="P54" style:family="paragraph" style:parent-style-name="Text_20_body" style:list-style-name="L1">
      <style:text-properties officeooo:rsid="00184645" officeooo:paragraph-rsid="00184645"/>
    </style:style>
    <style:style style:name="P55" style:family="paragraph" style:parent-style-name="Text_20_body">
      <style:text-properties officeooo:paragraph-rsid="00184645"/>
    </style:style>
    <style:style style:name="P56" style:family="paragraph" style:parent-style-name="Text_20_body" style:list-style-name="L1">
      <style:text-properties officeooo:rsid="0018bcab" officeooo:paragraph-rsid="0018bcab"/>
    </style:style>
    <style:style style:name="P57" style:family="paragraph" style:parent-style-name="Text_20_body" style:list-style-name="L1">
      <style:text-properties officeooo:rsid="0018bcab" officeooo:paragraph-rsid="0019f39c"/>
    </style:style>
    <style:style style:name="P58" style:family="paragraph" style:parent-style-name="Text_20_body">
      <style:text-properties officeooo:paragraph-rsid="0018bcab"/>
    </style:style>
    <style:style style:name="P59" style:family="paragraph" style:parent-style-name="Text_20_body">
      <style:text-properties officeooo:paragraph-rsid="0019f39c"/>
    </style:style>
    <style:style style:name="P60" style:family="paragraph" style:parent-style-name="Text_20_body">
      <style:text-properties officeooo:paragraph-rsid="001a7ada"/>
    </style:style>
    <style:style style:name="P61" style:family="paragraph" style:parent-style-name="Text_20_body">
      <style:text-properties officeooo:rsid="001b71c5" officeooo:paragraph-rsid="001b71c5"/>
    </style:style>
    <style:style style:name="P62" style:family="paragraph" style:parent-style-name="Text_20_body">
      <style:text-properties officeooo:rsid="001b71c5" officeooo:paragraph-rsid="001b8fd5"/>
    </style:style>
    <style:style style:name="P63" style:family="paragraph" style:parent-style-name="Text_20_body">
      <style:text-properties officeooo:paragraph-rsid="001b8fd5"/>
    </style:style>
    <style:style style:name="P64" style:family="paragraph" style:parent-style-name="Text_20_body">
      <style:text-properties officeooo:rsid="001b8fd5" officeooo:paragraph-rsid="001b8fd5"/>
    </style:style>
    <style:style style:name="P65" style:family="paragraph" style:parent-style-name="Text_20_body" style:list-style-name="L3">
      <style:text-properties officeooo:rsid="001b8fd5" officeooo:paragraph-rsid="001b8fd5"/>
    </style:style>
    <style:style style:name="P66" style:family="paragraph" style:parent-style-name="Text_20_body">
      <style:text-properties style:font-name="Open Sans" fo:font-size="15pt" fo:font-weight="bold" officeooo:rsid="001b8fd5" officeooo:paragraph-rsid="001b8fd5" style:font-size-asian="15pt" style:font-weight-asian="bold" style:font-size-complex="15pt" style:font-weight-complex="bold"/>
    </style:style>
    <style:style style:name="P67" style:family="paragraph" style:parent-style-name="Text_20_body" style:list-style-name="L1">
      <style:paragraph-properties fo:margin-top="0in" fo:margin-bottom="0in" loext:contextual-spacing="false"/>
      <style:text-properties officeooo:paragraph-rsid="000fb92c"/>
    </style:style>
    <style:style style:name="P68" style:family="paragraph" style:parent-style-name="Text_20_body" style:list-style-name="L1">
      <style:paragraph-properties fo:margin-top="0in" fo:margin-bottom="0in" loext:contextual-spacing="false"/>
      <style:text-properties officeooo:paragraph-rsid="0011ad44"/>
    </style:style>
    <style:style style:name="P69" style:family="paragraph" style:parent-style-name="Text_20_body" style:list-style-name="L1">
      <style:paragraph-properties fo:margin-top="0in" fo:margin-bottom="0in" loext:contextual-spacing="false"/>
      <style:text-properties officeooo:paragraph-rsid="00123b3a"/>
    </style:style>
    <style:style style:name="P70" style:family="paragraph" style:parent-style-name="Text_20_body" style:list-style-name="L1">
      <style:paragraph-properties fo:margin-top="0in" fo:margin-bottom="0in" loext:contextual-spacing="false"/>
      <style:text-properties officeooo:paragraph-rsid="00144c96"/>
    </style:style>
    <style:style style:name="P71" style:family="paragraph" style:parent-style-name="Text_20_body" style:list-style-name="L1">
      <style:paragraph-properties fo:margin-top="0in" fo:margin-bottom="0in" loext:contextual-spacing="false"/>
      <style:text-properties officeooo:paragraph-rsid="0015138f"/>
    </style:style>
    <style:style style:name="P72" style:family="paragraph" style:parent-style-name="Text_20_body" style:list-style-name="L1">
      <style:paragraph-properties fo:margin-top="0in" fo:margin-bottom="0in" loext:contextual-spacing="false"/>
      <style:text-properties officeooo:paragraph-rsid="00155846"/>
    </style:style>
    <style:style style:name="P73" style:family="paragraph" style:parent-style-name="Text_20_body" style:list-style-name="L1">
      <style:paragraph-properties fo:margin-top="0in" fo:margin-bottom="0in" loext:contextual-spacing="false"/>
      <style:text-properties officeooo:paragraph-rsid="0016e114"/>
    </style:style>
    <style:style style:name="P74" style:family="paragraph" style:parent-style-name="Text_20_body" style:list-style-name="L1">
      <style:paragraph-properties fo:margin-top="0in" fo:margin-bottom="0in" loext:contextual-spacing="false"/>
      <style:text-properties officeooo:paragraph-rsid="00184645"/>
    </style:style>
    <style:style style:name="P75" style:family="paragraph" style:parent-style-name="Text_20_body" style:list-style-name="L1">
      <style:paragraph-properties fo:margin-top="0in" fo:margin-bottom="0in" loext:contextual-spacing="false"/>
      <style:text-properties officeooo:paragraph-rsid="0018bcab"/>
    </style:style>
    <style:style style:name="P76" style:family="paragraph" style:parent-style-name="Text_20_body" style:list-style-name="L1">
      <style:paragraph-properties fo:margin-top="0in" fo:margin-bottom="0in" loext:contextual-spacing="false"/>
      <style:text-properties officeooo:paragraph-rsid="0019f39c"/>
    </style:style>
    <style:style style:name="P77" style:family="paragraph" style:parent-style-name="Text_20_body" style:list-style-name="L1">
      <style:paragraph-properties fo:margin-top="0in" fo:margin-bottom="0in" loext:contextual-spacing="false"/>
      <style:text-properties officeooo:paragraph-rsid="001a7ada"/>
    </style:style>
    <style:style style:name="P78" style:family="paragraph" style:parent-style-name="Text_20_body" style:list-style-name="L1">
      <style:paragraph-properties fo:margin-top="0in" fo:margin-bottom="0in" loext:contextual-spacing="false"/>
      <style:text-properties officeooo:paragraph-rsid="001b71c5"/>
    </style:style>
    <style:style style:name="P79" style:family="paragraph" style:parent-style-name="Text_20_body" style:list-style-name="L1">
      <style:paragraph-properties fo:margin-top="0in" fo:margin-bottom="0in" loext:contextual-spacing="false"/>
      <style:text-properties officeooo:paragraph-rsid="001b8fd5"/>
    </style:style>
    <style:style style:name="P80" style:family="paragraph" style:parent-style-name="Preformatted_20_Text">
      <style:text-properties officeooo:rsid="001b8fd5" officeooo:paragraph-rsid="001b8fd5"/>
    </style:style>
    <style:style style:name="P81" style:family="paragraph" style:parent-style-name="Heading_20_2">
      <style:text-properties officeooo:paragraph-rsid="000fb92c"/>
    </style:style>
    <style:style style:name="P82" style:family="paragraph" style:parent-style-name="Heading_20_2">
      <style:text-properties officeooo:paragraph-rsid="0011ad44"/>
    </style:style>
    <style:style style:name="P83" style:family="paragraph" style:parent-style-name="Heading_20_2">
      <style:text-properties officeooo:paragraph-rsid="00123b3a"/>
    </style:style>
    <style:style style:name="P84" style:family="paragraph" style:parent-style-name="Heading_20_2">
      <style:text-properties officeooo:paragraph-rsid="00144c96"/>
    </style:style>
    <style:style style:name="P85" style:family="paragraph" style:parent-style-name="Heading_20_2">
      <style:text-properties officeooo:paragraph-rsid="0015138f"/>
    </style:style>
    <style:style style:name="P86" style:family="paragraph" style:parent-style-name="Heading_20_2">
      <style:text-properties officeooo:paragraph-rsid="00155846"/>
    </style:style>
    <style:style style:name="P87" style:family="paragraph" style:parent-style-name="Heading_20_2">
      <style:text-properties officeooo:paragraph-rsid="0016e114"/>
    </style:style>
    <style:style style:name="P88" style:family="paragraph" style:parent-style-name="Heading_20_2">
      <style:text-properties officeooo:paragraph-rsid="00184645"/>
    </style:style>
    <style:style style:name="P89" style:family="paragraph" style:parent-style-name="Heading_20_2">
      <style:text-properties officeooo:paragraph-rsid="0018bcab"/>
    </style:style>
    <style:style style:name="P90" style:family="paragraph" style:parent-style-name="Heading_20_2">
      <style:text-properties officeooo:paragraph-rsid="0019f39c"/>
    </style:style>
    <style:style style:name="P91" style:family="paragraph" style:parent-style-name="Heading_20_2">
      <style:text-properties officeooo:paragraph-rsid="001a7ada"/>
    </style:style>
    <style:style style:name="P92" style:family="paragraph" style:parent-style-name="Heading_20_2">
      <style:text-properties officeooo:paragraph-rsid="001b71c5"/>
    </style:style>
    <style:style style:name="P93" style:family="paragraph" style:parent-style-name="Heading_20_2">
      <style:text-properties officeooo:paragraph-rsid="001b8fd5"/>
    </style:style>
    <style:style style:name="T1" style:family="text">
      <style:text-properties officeooo:rsid="000fb92c"/>
    </style:style>
    <style:style style:name="T2" style:family="text">
      <style:text-properties officeooo:rsid="0011ad44"/>
    </style:style>
    <style:style style:name="T3" style:family="text">
      <style:text-properties style:font-name="Andale Mono"/>
    </style:style>
    <style:style style:name="T4" style:family="text">
      <style:text-properties style:font-name="Andale Mono" fo:font-size="9pt" style:font-size-asian="9pt" style:font-size-complex="9pt"/>
    </style:style>
    <style:style style:name="T5" style:family="text">
      <style:text-properties style:font-name="Andale Mono" fo:font-size="9pt" officeooo:rsid="0011ad44" style:font-size-asian="9pt" style:font-size-complex="9pt"/>
    </style:style>
    <style:style style:name="T6" style:family="text">
      <style:text-properties style:font-name="Andale Mono" fo:font-size="9pt" officeooo:rsid="000fb92c" style:font-size-asian="9pt" style:font-size-complex="9pt"/>
    </style:style>
    <style:style style:name="T7" style:family="text">
      <style:text-properties style:font-name="Andale Mono" fo:font-size="9pt" officeooo:rsid="00123b3a" style:font-size-asian="9pt" style:font-size-complex="9pt"/>
    </style:style>
    <style:style style:name="T8" style:family="text">
      <style:text-properties style:font-name="Andale Mono" fo:font-size="9pt" officeooo:rsid="00144c96" style:font-size-asian="9pt" style:font-size-complex="9pt"/>
    </style:style>
    <style:style style:name="T9" style:family="text">
      <style:text-properties style:font-name="Andale Mono" fo:font-size="9pt" officeooo:rsid="0015138f" style:font-size-asian="9pt" style:font-size-complex="9pt"/>
    </style:style>
    <style:style style:name="T10" style:family="text">
      <style:text-properties style:font-name="Andale Mono" fo:font-size="9pt" officeooo:rsid="00155846" style:font-size-asian="9pt" style:font-size-complex="9pt"/>
    </style:style>
    <style:style style:name="T11" style:family="text">
      <style:text-properties style:font-name="Andale Mono" fo:font-size="9pt" officeooo:rsid="0016e114" style:font-size-asian="9pt" style:font-size-complex="9pt"/>
    </style:style>
    <style:style style:name="T12" style:family="text">
      <style:text-properties style:font-name="Andale Mono" fo:font-size="9pt" officeooo:rsid="00184645" style:font-size-asian="9pt" style:font-size-complex="9pt"/>
    </style:style>
    <style:style style:name="T13" style:family="text">
      <style:text-properties style:font-name="Andale Mono" fo:font-size="9pt" officeooo:rsid="0018bcab" style:font-size-asian="9pt" style:font-size-complex="9pt"/>
    </style:style>
    <style:style style:name="T14" style:family="text">
      <style:text-properties style:font-name="Andale Mono" fo:font-size="9pt" officeooo:rsid="001a7ada" style:font-size-asian="9pt" style:font-size-complex="9pt"/>
    </style:style>
    <style:style style:name="T15" style:family="text">
      <style:text-properties style:font-name="Andale Mono" fo:font-size="9pt" officeooo:rsid="001b71c5" style:font-size-asian="9pt" style:font-size-complex="9pt"/>
    </style:style>
    <style:style style:name="T16" style:family="text">
      <style:text-properties style:font-name="Andale Mono" fo:font-size="9pt" officeooo:rsid="001b8fd5" style:font-size-asian="9pt" style:font-size-complex="9pt"/>
    </style:style>
    <style:style style:name="T17" style:family="text">
      <style:text-properties style:font-name="Andale Mono" fo:font-size="9pt" fo:font-weight="normal" officeooo:rsid="0015138f" style:font-size-asian="9pt" style:font-weight-asian="normal" style:font-size-complex="9pt" style:font-weight-complex="normal"/>
    </style:style>
    <style:style style:name="T18" style:family="text">
      <style:text-properties style:font-name="Andale Mono" fo:font-size="9pt" fo:font-weight="normal" officeooo:rsid="00184645" style:font-size-asian="9pt" style:font-weight-asian="normal" style:font-size-complex="9pt" style:font-weight-complex="normal"/>
    </style:style>
    <style:style style:name="T19" style:family="text">
      <style:text-properties style:font-name="Andale Mono" fo:font-size="9pt" fo:font-weight="normal" officeooo:rsid="0018bcab" style:font-size-asian="9pt" style:font-weight-asian="normal" style:font-size-complex="9pt" style:font-weight-complex="normal"/>
    </style:style>
    <style:style style:name="T20" style:family="text">
      <style:text-properties style:font-name="Andale Mono" fo:font-size="9pt" fo:font-weight="normal" officeooo:rsid="0019f39c" style:font-size-asian="9pt" style:font-weight-asian="normal" style:font-size-complex="9pt" style:font-weight-complex="normal"/>
    </style:style>
    <style:style style:name="T21" style:family="text">
      <style:text-properties style:font-name="Andale Mono" fo:font-size="9pt" fo:font-weight="normal" officeooo:rsid="001a7ada" style:font-size-asian="9pt" style:font-weight-asian="normal" style:font-size-complex="9pt" style:font-weight-complex="normal"/>
    </style:style>
    <style:style style:name="T22" style:family="text">
      <style:text-properties style:font-name="Andale Mono" fo:font-size="9pt" fo:font-weight="normal" officeooo:rsid="001b71c5" style:font-size-asian="9pt" style:font-weight-asian="normal" style:font-size-complex="9pt" style:font-weight-complex="normal"/>
    </style:style>
    <style:style style:name="T23" style:family="text">
      <style:text-properties style:font-name="Andale Mono" fo:font-size="9pt" fo:font-weight="normal" officeooo:rsid="001b8fd5" style:font-size-asian="9pt" style:font-weight-asian="normal" style:font-size-complex="9pt" style:font-weight-complex="normal"/>
    </style:style>
    <style:style style:name="T24" style:family="text">
      <style:text-properties style:font-name="Andale Mono" officeooo:rsid="000fb92c"/>
    </style:style>
    <style:style style:name="T25" style:family="text">
      <style:text-properties officeooo:rsid="00123b3a"/>
    </style:style>
    <style:style style:name="T26" style:family="text">
      <style:text-properties officeooo:rsid="001447e7"/>
    </style:style>
    <style:style style:name="T27" style:family="text">
      <style:text-properties officeooo:rsid="00144c96"/>
    </style:style>
    <style:style style:name="T28" style:family="text">
      <style:text-properties officeooo:rsid="0015138f"/>
    </style:style>
    <style:style style:name="T29" style:family="text">
      <style:text-properties fo:font-weight="bold" officeooo:rsid="0015138f" style:font-weight-asian="bold" style:font-weight-complex="bold"/>
    </style:style>
    <style:style style:name="T30" style:family="text">
      <style:text-properties officeooo:rsid="00155846"/>
    </style:style>
    <style:style style:name="T31" style:family="text">
      <style:text-properties officeooo:rsid="0016e114"/>
    </style:style>
    <style:style style:name="T32" style:family="text">
      <style:text-properties officeooo:rsid="00184645"/>
    </style:style>
    <style:style style:name="T33" style:family="text">
      <style:text-properties officeooo:rsid="0018bcab"/>
    </style:style>
    <style:style style:name="T34" style:family="text">
      <style:text-properties officeooo:rsid="001a7ada"/>
    </style:style>
    <style:style style:name="T35" style:family="text">
      <style:text-properties officeooo:rsid="001b71c5"/>
    </style:style>
    <style:style style:name="T36" style:family="text">
      <style:text-properties officeooo:rsid="001b8fd5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1" text:outline-level="2"><text:span text:style-name="Strong_20_Emphasis"><text:span text:style-name="T1">Main</text:span></text:span></text:h>
      <text:p text:style-name="P15">Resource to verify the web service is running</text:p>
      <text:list xml:id="list8157152034260479862" text:style-name="L1">
        <text:list-item>
          <text:p text:style-name="P1"><text:span text:style-name="Strong_20_Emphasis">URL</text:span></text:p>
          <text:p text:style-name="P1">/<text:span text:style-name="T1">api/main</text:span></text:p>
        </text:list-item>
        <text:list-item>
          <text:p text:style-name="P1"><text:span text:style-name="Strong_20_Emphasis">Method:</text:span></text:p>
          <text:p text:style-name="P1"><text:span text:style-name="Source_20_Text">GET</text:span></text:p>
        </text:list-item>
        <text:list-item>
          <text:p text:style-name="P1"><text:span text:style-name="Strong_20_Emphasis">URL Params</text:span></text:p>
          <text:p text:style-name="P1"><text:span text:style-name="T1">No params needed</text:span></text:p>
        </text:list-item>
        <text:list-item>
          <text:p text:style-name="P1"><text:span text:style-name="Strong_20_Emphasis">Data Params</text:span></text:p>
          <text:p text:style-name="P16">No params needed</text:p>
        </text:list-item>
        <text:list-item>
          <text:p text:style-name="P1"><text:span text:style-name="Strong_20_Emphasis">Success Response:</text:span></text:p>
          <text:list>
            <text:list-item>
              <text:p text:style-name="P67"><text:span text:style-name="Strong_20_Emphasis">Code:</text:span> 200 <text:line-break/><text:span text:style-name="Strong_20_Emphasis">Content:</text:span> <text:span text:style-name="T1">"</text:span>VES web service<text:span text:style-name="T1">"</text:span></text:p>
            </text:list-item>
          </text:list>
        </text:list-item>
        <text:list-item>
          <text:p text:style-name="P1"><text:span text:style-name="Strong_20_Emphasis">Error Response:</text:span></text:p>
          <text:list>
            <text:list-item>
              <text:p text:style-name="P1"><text:span text:style-name="Strong_20_Emphasis">Code:</text:span> 40<text:span text:style-name="T1">4</text:span> <text:span text:style-name="T1">Resource not found, verifz the wep application initial root</text:span></text:p>
            </text:list-item>
            <text:list-item>
              <text:p text:style-name="P1"><text:span text:style-name="Strong_20_Emphasis">Code:</text:span> <text:span text:style-name="T1">500 Web service not running</text:span></text:p>
            </text:list-item>
          </text:list>
        </text:list-item>
        <text:list-item>
          <text:p text:style-name="P1"><text:span text:style-name="Strong_20_Emphasis">Sample Call:</text:span></text:p>
          <text:p text:style-name="P20">$.ajax({<text:line-break/><text:tab/><text:tab/>url: "http://&lt;address&gt;/api/main",<text:line-break/><text:tab/><text:tab/>success: function (data){<text:line-break/><text:tab/><text:tab/><text:tab/>console.log(data);<text:line-break/><text:tab/><text:tab/>}<text:line-break/>});</text:p>
        </text:list-item>
      </text:list>
      <text:p text:style-name="P14"><text:span text:style-name="Strong_20_Emphasis"/></text:p>
      <text:h text:style-name="P82" text:outline-level="2"><text:span text:style-name="Strong_20_Emphasis"><text:span text:style-name="T2">Get service status</text:span></text:span><text:bookmark-start text:name="__DdeLink__247_621786302"/></text:h>
      <text:p text:style-name="P18">Verify the current status of the web service environment</text:p>
      <text:list xml:id="list181051300127031" text:continue-numbering="true" text:style-name="L1">
        <text:list-item>
          <text:p text:style-name="P2"><text:span text:style-name="Strong_20_Emphasis">URL</text:span></text:p>
          <text:p text:style-name="P2">/<text:span text:style-name="T2">api/cfg</text:span></text:p>
        </text:list-item>
        <text:list-item>
          <text:p text:style-name="P2"><text:span text:style-name="Strong_20_Emphasis">Method:</text:span></text:p>
          <text:p text:style-name="P2"><text:span text:style-name="Source_20_Text">GET</text:span></text:p>
        </text:list-item>
        <text:list-item>
          <text:p text:style-name="P2"><text:span text:style-name="Strong_20_Emphasis">URL Params</text:span></text:p>
          <text:p text:style-name="P2"><text:span text:style-name="T2">No params needed</text:span></text:p>
        </text:list-item>
        <text:list-item>
          <text:p text:style-name="P2"><text:soft-page-break/><text:span text:style-name="Strong_20_Emphasis">Data Params</text:span></text:p>
          <text:p text:style-name="P19">No params needed</text:p>
        </text:list-item>
        <text:list-item>
          <text:p text:style-name="P2"><text:span text:style-name="Strong_20_Emphasis">Success Response:</text:span></text:p>
          <text:list>
            <text:list-item>
              <text:p text:style-name="P68"><text:span text:style-name="Strong_20_Emphasis">Code:</text:span> 200 <text:line-break/><text:span text:style-name="Strong_20_Emphasis">Content:</text:span> <text:line-break/><text:span text:style-name="Source_20_Text"><text:span text:style-name="T5">{<text:line-break/><text:tab/><text:tab/>available:&lt;true if service can process sessions&gt;,<text:line-break/><text:tab/><text:tab/>configType:&lt;direct/etcd&gt;,<text:line-break/><text:tab/><text:tab/>storageStatus:&lt;status of storage&gt;,<text:line-break/><text:tab/><text:tab/>databaseStatus:&lt;status of database or memory repository&gt;<text:line-break/>}</text:span></text:span><text:span text:style-name="T4"> </text:span></text:p>
            </text:list-item>
          </text:list>
        </text:list-item>
        <text:list-item>
          <text:p text:style-name="P2"><text:span text:style-name="Strong_20_Emphasis">Error Response:</text:span></text:p>
          <text:list>
            <text:list-item>
              <text:p text:style-name="P2"><text:span text:style-name="Strong_20_Emphasis">Code:</text:span> <text:span text:style-name="T2">503</text:span> <text:span text:style-name="T2">Service unavailable</text:span><text:line-break/><text:span text:style-name="Strong_20_Emphasis">Content:</text:span> <text:span text:style-name="T2">same response of 200 – Success</text:span></text:p>
            </text:list-item>
            <text:list-item>
              <text:p text:style-name="P2"><text:span text:style-name="Strong_20_Emphasis"><text:span text:style-name="T2">Code:</text:span></text:span><text:span text:style-name="T2"> 500 Web Service not running</text:span></text:p>
            </text:list-item>
          </text:list>
        </text:list-item>
        <text:list-item>
          <text:p text:style-name="P2"><text:span text:style-name="Strong_20_Emphasis">Sample Call:</text:span></text:p>
          <text:p text:style-name="P2"><text:span text:style-name="T6">$.ajax({<text:line-break/><text:tab/><text:tab/>url: "http://&lt;address&gt;/api/</text:span><text:span text:style-name="T7">cfg</text:span><text:span text:style-name="T6">",<text:line-break/><text:tab/><text:tab/>success: function (data){<text:line-break/><text:tab/><text:tab/><text:tab/>console.log(</text:span><text:span text:style-name="T5">"%o", </text:span><text:span text:style-name="T6">data);<text:line-break/><text:tab/><text:tab/>}<text:line-break/>});</text:span><text:bookmark-end text:name="__DdeLink__247_621786302"/></text:p>
        </text:list-item>
      </text:list>
      <text:p text:style-name="P17"><text:span text:style-name="T6"/></text:p>
      <text:h text:style-name="P83" text:outline-level="2"><text:span text:style-name="Strong_20_Emphasis"><text:span text:style-name="T25">Configure service direct</text:span></text:span><text:bookmark-start text:name="__DdeLink__247_6217863023"/></text:h>
      <text:p text:style-name="P21">Set the storage and database setting<text:span text:style-name="T27">s</text:span>. <text:span text:style-name="T26">After configured the service, the application should request the status.</text:span></text:p>
      <text:list xml:id="list181052548213756" text:continue-numbering="true" text:style-name="L1">
        <text:list-item>
          <text:p text:style-name="P3"><text:span text:style-name="Strong_20_Emphasis">URL</text:span></text:p>
          <text:p text:style-name="P3">/<text:span text:style-name="T2">api/cfg/direct</text:span></text:p>
        </text:list-item>
        <text:list-item>
          <text:p text:style-name="P3"><text:span text:style-name="Strong_20_Emphasis">Method:</text:span></text:p>
          <text:p text:style-name="P3"><text:span text:style-name="Source_20_Text"><text:span text:style-name="T25">PUT</text:span></text:span></text:p>
        </text:list-item>
        <text:list-item>
          <text:p text:style-name="P3"><text:span text:style-name="Strong_20_Emphasis">URL Params</text:span></text:p>
          <text:p text:style-name="P3"><text:span text:style-name="T2">No params needed</text:span></text:p>
        </text:list-item>
        <text:list-item>
          <text:p text:style-name="P3"><text:span text:style-name="Strong_20_Emphasis">Data Params</text:span></text:p>
          <text:p text:style-name="P22">Storage: [Mandatory] physical path to store and get files<text:line-break/>Database: [Optional] connection string to MongoDB database</text:p>
        </text:list-item>
        <text:list-item>
          <text:p text:style-name="P3"><text:span text:style-name="Strong_20_Emphasis">Success Response:</text:span></text:p>
          <text:list>
            <text:list-item>
              <text:p text:style-name="P69"><text:span text:style-name="Strong_20_Emphasis">Code:</text:span> 200 </text:p>
            </text:list-item>
          </text:list>
        </text:list-item>
        <text:list-item>
          <text:p text:style-name="P3"><text:soft-page-break/><text:span text:style-name="Strong_20_Emphasis">Error Response:</text:span></text:p>
          <text:list>
            <text:list-item>
              <text:p text:style-name="P3"><text:span text:style-name="Strong_20_Emphasis"><text:span text:style-name="T2">Code:</text:span></text:span><text:span text:style-name="T2"> 500 Web Service not running</text:span></text:p>
            </text:list-item>
          </text:list>
        </text:list-item>
        <text:list-item>
          <text:p text:style-name="P3"><text:span text:style-name="Strong_20_Emphasis">Sample Call:<text:line-break/></text:span><text:span text:style-name="T6">$.ajax({<text:line-break/><text:tab/><text:tab/></text:span><text:span text:style-name="T7">type: "POST",<text:line-break/><text:tab/><text:tab/>data: {<text:line-break/><text:tab/><text:tab/><text:tab/>storage: "/home/ves.storage",<text:line-break/><text:tab/><text:tab/><text:tab/>database: ""<text:line-break/><text:tab/><text:tab/>}</text:span><text:span text:style-name="T6"><text:line-break/><text:tab/><text:tab/>url: "http://&lt;address&gt;/api/</text:span><text:span text:style-name="T7">cfg/direct</text:span><text:span text:style-name="T6">",<text:line-break/><text:tab/><text:tab/>success: function (data){<text:line-break/><text:tab/><text:tab/><text:tab/>console.log(</text:span><text:span text:style-name="T5">"</text:span><text:span text:style-name="T7">configured"</text:span><text:span text:style-name="T6">);<text:line-break/><text:tab/><text:tab/>}<text:line-break/>});</text:span><text:bookmark-end text:name="__DdeLink__247_6217863023"/></text:p>
        </text:list-item>
        <text:list-item>
          <text:p text:style-name="P22"><text:span text:style-name="Strong_20_Emphasis"><text:span text:style-name="T6">N</text:span></text:span><text:span text:style-name="Strong_20_Emphasis"><text:span text:style-name="T4">ote<text:line-break/>If database parameter is blank, the sistem will store session information in memory</text:span></text:span></text:p>
        </text:list-item>
      </text:list>
      <text:p text:style-name="P21"><text:span text:style-name="Strong_20_Emphasis"><text:span text:style-name="T4"/></text:span></text:p>
      <text:h text:style-name="P84" text:outline-level="2"><text:span text:style-name="Strong_20_Emphasis"><text:span text:style-name="T25">Configure service with etcd</text:span></text:span><text:bookmark-start text:name="__DdeLink__247_62178630234"/></text:h>
      <text:p text:style-name="P24">Set the <text:span text:style-name="T27">etcd address and key names to retrieve </text:span>storage and database setting<text:span text:style-name="T27">s</text:span>. <text:span text:style-name="T26">After configured the service, the application should request the status.</text:span></text:p>
      <text:list xml:id="list181052857675156" text:continue-numbering="true" text:style-name="L1">
        <text:list-item>
          <text:p text:style-name="P4"><text:span text:style-name="Strong_20_Emphasis">URL</text:span></text:p>
          <text:p text:style-name="P4">/<text:span text:style-name="T2">api/cfg/etcd</text:span></text:p>
        </text:list-item>
        <text:list-item>
          <text:p text:style-name="P4"><text:span text:style-name="Strong_20_Emphasis">Method:</text:span></text:p>
          <text:p text:style-name="P4"><text:span text:style-name="Source_20_Text"><text:span text:style-name="T25">PUT</text:span></text:span></text:p>
        </text:list-item>
        <text:list-item>
          <text:p text:style-name="P4"><text:span text:style-name="Strong_20_Emphasis">URL Params</text:span></text:p>
          <text:p text:style-name="P4"><text:span text:style-name="T2">No params needed</text:span></text:p>
        </text:list-item>
        <text:list-item>
          <text:p text:style-name="P4"><text:span text:style-name="Strong_20_Emphasis">Data Params</text:span></text:p>
          <text:p text:style-name="P23"><text:span text:style-name="T27">etcdEndPoint: [Mandatory] etcd server address</text:span><text:line-break/>Storage<text:span text:style-name="T27">Key</text:span>: [Mandatory] <text:span text:style-name="T27">key containing the </text:span>physical path to store and get files<text:line-break/>Database<text:span text:style-name="T27">Key</text:span>: [<text:span text:style-name="T27">Mandatory</text:span>] <text:span text:style-name="T27">key containing </text:span>connection string to MongoDB database</text:p>
        </text:list-item>
        <text:list-item>
          <text:p text:style-name="P4"><text:span text:style-name="Strong_20_Emphasis">Success Response:</text:span></text:p>
          <text:list>
            <text:list-item>
              <text:p text:style-name="P70"><text:span text:style-name="Strong_20_Emphasis">Code:</text:span> 200 </text:p>
            </text:list-item>
          </text:list>
        </text:list-item>
        <text:list-item>
          <text:p text:style-name="P4"><text:span text:style-name="Strong_20_Emphasis">Error Response:</text:span></text:p>
          <text:list>
            <text:list-item>
              <text:p text:style-name="P4"><text:span text:style-name="Strong_20_Emphasis"><text:span text:style-name="T2">Code:</text:span></text:span><text:span text:style-name="T2"> 500 Web Service not running</text:span></text:p>
            </text:list-item>
          </text:list>
        </text:list-item>
        <text:list-item>
          <text:p text:style-name="P4"><text:span text:style-name="Strong_20_Emphasis">Sample Call:<text:line-break/></text:span><text:span text:style-name="T6">$.ajax({<text:line-break/><text:tab/><text:tab/></text:span><text:span text:style-name="T7">type: "POST",<text:line-break/><text:tab/><text:tab/>data: {<text:line-break/></text:span><text:soft-page-break/><text:span text:style-name="T7"><text:tab/><text:tab/><text:tab/>storage</text:span><text:span text:style-name="T8">Key</text:span><text:span text:style-name="T7">: "storage</text:span><text:span text:style-name="T8">key</text:span><text:span text:style-name="T7">",<text:line-break/><text:tab/><text:tab/><text:tab/>database</text:span><text:span text:style-name="T8">Key</text:span><text:span text:style-name="T7">: "</text:span><text:span text:style-name="T8">databasekey</text:span><text:span text:style-name="T7">",<text:line-break/><text:tab/><text:tab/><text:tab/></text:span><text:span text:style-name="T8">etcdEndPoint: &lt;etcd address&gt;</text:span><text:span text:style-name="T7"><text:line-break/><text:tab/><text:tab/>}</text:span><text:span text:style-name="T6"><text:line-break/><text:tab/><text:tab/>url: "http://&lt;address&gt;/api/</text:span><text:span text:style-name="T7">cfg/</text:span><text:span text:style-name="T8">etcd</text:span><text:span text:style-name="T6">",<text:line-break/><text:tab/><text:tab/>success: function (data){<text:line-break/><text:tab/><text:tab/><text:tab/>console.log(</text:span><text:span text:style-name="T5">"</text:span><text:span text:style-name="T7">configured"</text:span><text:span text:style-name="T6">);<text:line-break/><text:tab/><text:tab/>}<text:line-break/>});</text:span><text:bookmark-end text:name="__DdeLink__247_62178630234"/></text:p>
        </text:list-item>
      </text:list>
      <text:p text:style-name="P32"><text:span text:style-name="T6"/></text:p>
      <text:h text:style-name="P85" text:outline-level="2"><text:span text:style-name="Strong_20_Emphasis"><text:span text:style-name="T28">Get sessions</text:span></text:span><text:bookmark-start text:name="__DdeLink__247_62178630235"/></text:h>
      <text:p text:style-name="P25"><text:span text:style-name="T28">Retrieve the list of the current user sessions.</text:span></text:p>
      <text:list xml:id="list181051534885606" text:continue-numbering="true" text:style-name="L1">
        <text:list-item>
          <text:p text:style-name="P5"><text:span text:style-name="Strong_20_Emphasis">URL</text:span></text:p>
          <text:p text:style-name="P5">/<text:span text:style-name="T2">api/sessions</text:span></text:p>
        </text:list-item>
        <text:list-item>
          <text:p text:style-name="P5"><text:span text:style-name="Strong_20_Emphasis">Method:</text:span></text:p>
          <text:p text:style-name="P5"><text:span text:style-name="Source_20_Text"><text:span text:style-name="T28">GET</text:span></text:span></text:p>
        </text:list-item>
        <text:list-item>
          <text:p text:style-name="P5"><text:span text:style-name="Strong_20_Emphasis">URL Params</text:span></text:p>
          <text:p text:style-name="P5"><text:span text:style-name="T2">No params needed</text:span></text:p>
        </text:list-item>
        <text:list-item>
          <text:p text:style-name="P5"><text:span text:style-name="Strong_20_Emphasis">Data Params</text:span></text:p>
          <text:p text:style-name="P33">No params needed</text:p>
        </text:list-item>
        <text:list-item>
          <text:p text:style-name="P5"><text:span text:style-name="Strong_20_Emphasis">Success Response:</text:span></text:p>
          <text:list>
            <text:list-item>
              <text:p text:style-name="P71"><text:span text:style-name="Strong_20_Emphasis">Code:</text:span> 200 <text:line-break/><text:span text:style-name="T29">Content:<text:line-break/></text:span><text:span text:style-name="T17">[<text:line-break/><text:tab/> <text:s text:c="6"/>{<text:line-break/><text:tab/><text:tab/>"id":"5a0fa962-e692-407d-89f7-c72f03167959",<text:line-break/><text:tab/><text:tab/>"status":2,<text:line-break/><text:tab/><text:tab/>"progress":0,<text:line-break/><text:tab/><text:tab/>"progressDescription":"",<text:line-break/><text:tab/><text:tab/>"progressLastModify":1457280875708,<text:line-break/><text:tab/><text:tab/>"resources": [<text:line-break/><text:tab/><text:tab/><text:tab/><text:tab/>{<text:line-break/><text:tab/><text:tab/><text:tab/><text:tab/><text:tab/>"type":1,<text:line-break/><text:tab/><text:tab/><text:tab/><text:tab/><text:tab/>"file":"output5.avi"<text:line-break/><text:tab/><text:tab/><text:tab/><text:tab/>},<text:line-break/><text:tab/><text:tab/><text:tab/><text:tab/>{<text:line-break/><text:tab/><text:tab/><text:tab/><text:tab/><text:tab/>"type":3,<text:line-break/><text:tab/><text:tab/><text:tab/><text:tab/><text:tab/>"file":"sub.ass"<text:line-break/><text:tab/><text:tab/><text:tab/><text:tab/>}<text:line-break/><text:tab/><text:tab/><text:tab/>]<text:line-break/><text:tab/><text:tab/>}<text:line-break/>]</text:span></text:p>
              <text:p text:style-name="P71"><text:span text:style-name="T29"/></text:p>
            </text:list-item>
          </text:list>
        </text:list-item>
        <text:list-item>
          <text:p text:style-name="P5"><text:span text:style-name="Strong_20_Emphasis">Error Response:</text:span></text:p>
          <text:list>
            <text:list-item>
              <text:p text:style-name="P5"><text:soft-page-break/><text:span text:style-name="Strong_20_Emphasis"><text:span text:style-name="T2">Code:</text:span></text:span><text:span text:style-name="T2"> 500 Web Service not running</text:span></text:p>
            </text:list-item>
          </text:list>
        </text:list-item>
        <text:list-item>
          <text:p text:style-name="P5"><text:span text:style-name="Strong_20_Emphasis">Sample Call:<text:line-break/></text:span><text:span text:style-name="T6">$.ajax({<text:line-break/><text:tab/><text:tab/></text:span><text:span text:style-name="T7">type: "</text:span><text:span text:style-name="T9">GET</text:span><text:span text:style-name="T7">",</text:span><text:span text:style-name="T6"><text:line-break/><text:tab/><text:tab/>url: "http://&lt;address&gt;/api/</text:span><text:span text:style-name="T9">sessions</text:span><text:span text:style-name="T6">",<text:line-break/><text:tab/><text:tab/>success: function (data){<text:line-break/><text:tab/><text:tab/><text:tab/>console.log(</text:span><text:span text:style-name="T5">"</text:span><text:span text:style-name="T7">%</text:span><text:span text:style-name="T9">o", data</text:span><text:span text:style-name="T6">);<text:line-break/><text:tab/><text:tab/>}<text:line-break/>});</text:span><text:bookmark-end text:name="__DdeLink__247_62178630235"/></text:p>
        </text:list-item>
      </text:list>
      <text:h text:style-name="P86" text:outline-level="2"><text:span text:style-name="Strong_20_Emphasis"><text:span text:style-name="T30">Create session</text:span></text:span><text:bookmark-start text:name="__DdeLink__247_621786302356"/></text:h>
      <text:p text:style-name="P26"><text:span text:style-name="T30">Create a new session.</text:span></text:p>
      <text:list xml:id="list181051760784995" text:continue-numbering="true" text:style-name="L1">
        <text:list-item>
          <text:p text:style-name="P6"><text:span text:style-name="Strong_20_Emphasis">URL</text:span></text:p>
          <text:p text:style-name="P6">/<text:span text:style-name="T2">api/sessions</text:span></text:p>
        </text:list-item>
        <text:list-item>
          <text:p text:style-name="P6"><text:span text:style-name="Strong_20_Emphasis">Method:</text:span></text:p>
          <text:p text:style-name="P6"><text:span text:style-name="Source_20_Text"><text:span text:style-name="T30">POST</text:span></text:span></text:p>
        </text:list-item>
        <text:list-item>
          <text:p text:style-name="P6"><text:span text:style-name="Strong_20_Emphasis">URL Params</text:span></text:p>
          <text:p text:style-name="P6"><text:span text:style-name="T2">No params needed</text:span></text:p>
        </text:list-item>
        <text:list-item>
          <text:p text:style-name="P6"><text:span text:style-name="Strong_20_Emphasis">Data Params</text:span></text:p>
          <text:p text:style-name="P34">No params needed</text:p>
        </text:list-item>
        <text:list-item>
          <text:p text:style-name="P6"><text:span text:style-name="Strong_20_Emphasis">Success Response:</text:span></text:p>
          <text:list>
            <text:list-item>
              <text:p text:style-name="P72"><text:span text:style-name="Strong_20_Emphasis">Code:</text:span> 200 <text:line-break/><text:span text:style-name="T29">Content:</text:span><text:span text:style-name="T17"><text:line-break/><text:tab/> <text:s text:c="6"/>{<text:line-break/><text:tab/><text:tab/>"id":"5a0fa962-e692-407d-89f7-c72f03167959",<text:line-break/><text:tab/><text:tab/>"status":2,<text:line-break/><text:tab/><text:tab/>"progress":0,<text:line-break/><text:tab/><text:tab/>"progressDescription":"",<text:line-break/><text:tab/><text:tab/>"progressLastModify":1457280875708,<text:line-break/><text:tab/><text:tab/>"resources": [<text:line-break/><text:tab/><text:tab/><text:tab/><text:tab/>{<text:line-break/><text:tab/><text:tab/><text:tab/><text:tab/><text:tab/>"type":1,<text:line-break/><text:tab/><text:tab/><text:tab/><text:tab/><text:tab/>"file":"output5.avi"<text:line-break/><text:tab/><text:tab/><text:tab/><text:tab/>},<text:line-break/><text:tab/><text:tab/><text:tab/><text:tab/>{<text:line-break/><text:tab/><text:tab/><text:tab/><text:tab/><text:tab/>"type":3,<text:line-break/><text:tab/><text:tab/><text:tab/><text:tab/><text:tab/>"file":"sub.ass"<text:line-break/><text:tab/><text:tab/><text:tab/><text:tab/>}<text:line-break/><text:tab/><text:tab/><text:tab/>]<text:line-break/><text:tab/><text:tab/>}</text:span></text:p>
              <text:p text:style-name="P72"><text:span text:style-name="T29"/></text:p>
            </text:list-item>
          </text:list>
        </text:list-item>
        <text:list-item>
          <text:p text:style-name="P6"><text:span text:style-name="Strong_20_Emphasis">Error Response:</text:span></text:p>
          <text:list>
            <text:list-item>
              <text:p text:style-name="P6"><text:span text:style-name="Strong_20_Emphasis"><text:span text:style-name="T2">Code:</text:span></text:span><text:span text:style-name="T2"> 500 Web Service not running</text:span></text:p>
            </text:list-item>
          </text:list>
        </text:list-item>
        <text:list-item>
          <text:p text:style-name="P6"><text:soft-page-break/><text:span text:style-name="Strong_20_Emphasis"><text:span text:style-name="T6">Sample Call:<text:line-break/></text:span></text:span><text:span text:style-name="T6">$.ajax({<text:line-break/><text:tab/><text:tab/></text:span><text:span text:style-name="T7">type: "</text:span><text:span text:style-name="T10">POST</text:span><text:span text:style-name="T7">",</text:span><text:span text:style-name="T6"><text:line-break/><text:tab/><text:tab/>url: "http://&lt;address&gt;/api/</text:span><text:span text:style-name="T9">sessions</text:span><text:span text:style-name="T6">",<text:line-break/><text:tab/><text:tab/>success: function (data){<text:line-break/><text:tab/><text:tab/><text:tab/>console.log(</text:span><text:span text:style-name="T5">"</text:span><text:span text:style-name="T7">%</text:span><text:span text:style-name="T9">o", data</text:span><text:span text:style-name="T6">);<text:line-break/><text:tab/><text:tab/>}<text:line-break/>});</text:span><text:bookmark-end text:name="__DdeLink__247_621786302356"/></text:p>
        </text:list-item>
      </text:list>
      <text:h text:style-name="P86" text:outline-level="2"><text:span text:style-name="Strong_20_Emphasis"><text:span text:style-name="T28">Get specific session</text:span></text:span><text:bookmark-start text:name="__DdeLink__247_621786302357"/></text:h>
      <text:p text:style-name="P26"><text:span text:style-name="T28">Retrieve a specific user sessions. See "Session object" for further information.</text:span></text:p>
      <text:list xml:id="list181053209340049" text:continue-numbering="true" text:style-name="L1">
        <text:list-item>
          <text:p text:style-name="P6"><text:span text:style-name="Strong_20_Emphasis">URL</text:span></text:p>
          <text:p text:style-name="P6">/<text:span text:style-name="T2">api/sessions/{id}</text:span></text:p>
        </text:list-item>
        <text:list-item>
          <text:p text:style-name="P6"><text:span text:style-name="Strong_20_Emphasis">Method:</text:span></text:p>
          <text:p text:style-name="P6"><text:span text:style-name="Source_20_Text"><text:span text:style-name="T28">GET</text:span></text:span></text:p>
        </text:list-item>
        <text:list-item>
          <text:p text:style-name="P6"><text:span text:style-name="Strong_20_Emphasis">URL Params</text:span></text:p>
          <text:p text:style-name="P39">id: the unique Id of the session to request</text:p>
        </text:list-item>
        <text:list-item>
          <text:p text:style-name="P6"><text:span text:style-name="Strong_20_Emphasis">Data Params</text:span></text:p>
          <text:p text:style-name="P34">No params needed</text:p>
        </text:list-item>
        <text:list-item>
          <text:p text:style-name="P6"><text:span text:style-name="Strong_20_Emphasis">Success Response:</text:span></text:p>
          <text:list>
            <text:list-item>
              <text:p text:style-name="P72"><text:span text:style-name="Strong_20_Emphasis">Code:</text:span> 200 <text:line-break/><text:span text:style-name="T29">Content:</text:span><text:span text:style-name="T17"><text:line-break/><text:tab/> <text:s text:c="6"/>{<text:line-break/><text:tab/><text:tab/>"id":"5a0fa962-e692-407d-89f7-c72f03167959",<text:line-break/><text:tab/><text:tab/>"status":2,<text:line-break/><text:tab/><text:tab/>"progress":0,<text:line-break/><text:tab/><text:tab/>"progressDescription":"",<text:line-break/><text:tab/><text:tab/>"progressLastModify":1457280875708,<text:line-break/><text:tab/><text:tab/>"resources": [<text:line-break/><text:tab/><text:tab/><text:tab/><text:tab/>{<text:line-break/><text:tab/><text:tab/><text:tab/><text:tab/><text:tab/>"type":1,<text:line-break/><text:tab/><text:tab/><text:tab/><text:tab/><text:tab/>"file":"output5.avi"<text:line-break/><text:tab/><text:tab/><text:tab/><text:tab/>},<text:line-break/><text:tab/><text:tab/><text:tab/><text:tab/>{<text:line-break/><text:tab/><text:tab/><text:tab/><text:tab/><text:tab/>"type":3,<text:line-break/><text:tab/><text:tab/><text:tab/><text:tab/><text:tab/>"file":"sub.ass"<text:line-break/><text:tab/><text:tab/><text:tab/><text:tab/>}<text:line-break/><text:tab/><text:tab/><text:tab/>]<text:line-break/><text:tab/><text:tab/>}</text:span></text:p>
              <text:p text:style-name="P72"><text:span text:style-name="T29"/></text:p>
            </text:list-item>
          </text:list>
        </text:list-item>
        <text:list-item>
          <text:p text:style-name="P6"><text:span text:style-name="Strong_20_Emphasis">Error Response:</text:span></text:p>
          <text:list>
            <text:list-item>
              <text:p text:style-name="P6"><text:span text:style-name="Strong_20_Emphasis"><text:span text:style-name="T2">Code:</text:span></text:span><text:span text:style-name="T2"> 500 Web Service not running</text:span></text:p>
            </text:list-item>
            <text:list-item>
              <text:p text:style-name="P47"><text:span text:style-name="Strong_20_Emphasis"><text:span text:style-name="T2">Code:</text:span></text:span><text:span text:style-name="T2"> </text:span>404<text:span text:style-name="T2"> </text:span>Unknown session</text:p>
            </text:list-item>
          </text:list>
        </text:list-item>
        <text:list-item>
          <text:p text:style-name="P6"><text:soft-page-break/><text:span text:style-name="Strong_20_Emphasis"><text:span text:style-name="T6">Sample Call:<text:line-break/></text:span></text:span><text:span text:style-name="T6">$.ajax({<text:line-break/><text:tab/><text:tab/></text:span><text:span text:style-name="T7">type: "</text:span><text:span text:style-name="T9">GET</text:span><text:span text:style-name="T7">",</text:span><text:span text:style-name="T6"><text:line-break/><text:tab/><text:tab/>url: "http://&lt;address&gt;/api/</text:span><text:span text:style-name="T9">sessions/</text:span><text:span text:style-name="T17">5a0fa962-e692-407d-89f7-c72f03167959</text:span><text:span text:style-name="T6">",<text:line-break/><text:tab/><text:tab/>success: function (data){<text:line-break/><text:tab/><text:tab/><text:tab/>console.log(</text:span><text:span text:style-name="T5">"</text:span><text:span text:style-name="T7">%</text:span><text:span text:style-name="T9">o", data</text:span><text:span text:style-name="T6">);<text:line-break/><text:tab/><text:tab/>}<text:line-break/>});</text:span><text:bookmark-end text:name="__DdeLink__247_621786302357"/></text:p>
        </text:list-item>
      </text:list>
      <text:h text:style-name="P87" text:outline-level="2"><text:bookmark-start text:name="__DdeLink__286_621786302"/><text:span text:style-name="Strong_20_Emphasis"><text:span text:style-name="T31">Delete a session</text:span></text:span><text:bookmark-start text:name="__DdeLink__247_6217863023578"/></text:h>
      <text:p text:style-name="P27"><text:span text:style-name="T31">Delete a specific user sessions and all associated file resources. It will stop ongoing burning process.</text:span></text:p>
      <text:list xml:id="list181051858190179" text:continue-numbering="true" text:style-name="L1">
        <text:list-item>
          <text:p text:style-name="P7"><text:span text:style-name="Strong_20_Emphasis">URL</text:span></text:p>
          <text:p text:style-name="P7">/<text:span text:style-name="T2">api/sessions/{id}</text:span></text:p>
        </text:list-item>
        <text:list-item>
          <text:p text:style-name="P7"><text:span text:style-name="Strong_20_Emphasis">Method:</text:span></text:p>
          <text:p text:style-name="P7"><text:span text:style-name="Source_20_Text"><text:span text:style-name="T31">DELETE</text:span></text:span></text:p>
        </text:list-item>
        <text:list-item>
          <text:p text:style-name="P7"><text:span text:style-name="Strong_20_Emphasis">URL Params</text:span></text:p>
          <text:p text:style-name="P40">id: the unique Id of the session to request</text:p>
        </text:list-item>
        <text:list-item>
          <text:p text:style-name="P7"><text:span text:style-name="Strong_20_Emphasis">Data Params</text:span></text:p>
          <text:p text:style-name="P35">No params needed</text:p>
        </text:list-item>
        <text:list-item>
          <text:p text:style-name="P7"><text:span text:style-name="Strong_20_Emphasis">Success Response:</text:span></text:p>
          <text:list>
            <text:list-item>
              <text:p text:style-name="P73"><text:span text:style-name="Strong_20_Emphasis">Code:</text:span> 200 </text:p>
              <text:p text:style-name="P73"><text:span text:style-name="T29"/></text:p>
            </text:list-item>
          </text:list>
        </text:list-item>
        <text:list-item>
          <text:p text:style-name="P7"><text:span text:style-name="Strong_20_Emphasis">Error Response:</text:span></text:p>
          <text:list>
            <text:list-item>
              <text:p text:style-name="P7"><text:span text:style-name="Strong_20_Emphasis"><text:span text:style-name="T2">Code:</text:span></text:span><text:span text:style-name="T2"> 500 Web Service not running</text:span></text:p>
            </text:list-item>
            <text:list-item>
              <text:p text:style-name="P47"><text:span text:style-name="Strong_20_Emphasis"><text:span text:style-name="T2">Code:</text:span></text:span><text:span text:style-name="T2"> </text:span>404<text:span text:style-name="T2"> </text:span>Unknown session</text:p>
            </text:list-item>
          </text:list>
        </text:list-item>
        <text:list-item>
          <text:p text:style-name="P7"><text:span text:style-name="Strong_20_Emphasis"><text:span text:style-name="T6">Sample Call:<text:line-break/></text:span></text:span><text:span text:style-name="T6">$.ajax({<text:line-break/><text:tab/><text:tab/></text:span><text:span text:style-name="T7">type: "</text:span><text:span text:style-name="T11">DELETE</text:span><text:span text:style-name="T7">",</text:span><text:span text:style-name="T6"><text:line-break/><text:tab/><text:tab/>url: "http://&lt;address&gt;/api/</text:span><text:span text:style-name="T9">sessions/</text:span><text:span text:style-name="T17">5a0fa962-e692-407d-89f7-c72f03167959</text:span><text:span text:style-name="T6">",<text:line-break/><text:tab/><text:tab/>success: function (data){<text:line-break/><text:tab/><text:tab/><text:tab/>console.log(</text:span><text:span text:style-name="T5">"</text:span><text:span text:style-name="T11">deleted</text:span><text:span text:style-name="T9">"</text:span><text:span text:style-name="T6">);<text:line-break/><text:tab/><text:tab/>}<text:line-break/>});</text:span><text:bookmark-end text:name="__DdeLink__286_621786302"/><text:bookmark-end text:name="__DdeLink__247_6217863023578"/></text:p>
        </text:list-item>
      </text:list>
      <text:h text:style-name="P88" text:outline-level="2"><text:span text:style-name="Strong_20_Emphasis"><text:span text:style-name="T32">Set video resize values</text:span></text:span><text:bookmark-start text:name="__DdeLink__247_6217863023579"/></text:h>
      <text:p text:style-name="P28"><text:span text:style-name="T32">Specify the percentage of <text:s/>width and height of the processed video respect the original size.</text:span></text:p>
      <text:list xml:id="list181051535203162" text:continue-numbering="true" text:style-name="L1">
        <text:list-item>
          <text:p text:style-name="P8"><text:span text:style-name="Strong_20_Emphasis">URL</text:span></text:p>
          <text:p text:style-name="P8">/<text:span text:style-name="T2">api/sessions/{id}/resize</text:span></text:p>
        </text:list-item>
        <text:list-item>
          <text:p text:style-name="P8"><text:soft-page-break/><text:span text:style-name="Strong_20_Emphasis">Method:</text:span></text:p>
          <text:p text:style-name="P8"><text:span text:style-name="Source_20_Text"><text:span text:style-name="T32">POST</text:span></text:span></text:p>
        </text:list-item>
        <text:list-item>
          <text:p text:style-name="P8"><text:span text:style-name="Strong_20_Emphasis">URL Params</text:span></text:p>
          <text:p text:style-name="P41">id: the unique Id of the session to request</text:p>
        </text:list-item>
        <text:list-item>
          <text:p text:style-name="P8"><text:span text:style-name="Strong_20_Emphasis">Data Params</text:span></text:p>
          <text:p text:style-name="P54">{<text:line-break/><text:tab/><text:tab/>widthPercentage: &lt;0 – 100&gt;,<text:line-break/><text:tab/><text:tab/>heightPercentage: &lt;0 – 100&gt;<text:line-break/>}</text:p>
        </text:list-item>
        <text:list-item>
          <text:p text:style-name="P8"><text:span text:style-name="Strong_20_Emphasis">Success Response:</text:span></text:p>
          <text:list>
            <text:list-item>
              <text:p text:style-name="P74"><text:span text:style-name="Strong_20_Emphasis">Code:</text:span> 200 </text:p>
              <text:p text:style-name="P74"><text:span text:style-name="T29"/></text:p>
            </text:list-item>
          </text:list>
        </text:list-item>
        <text:list-item>
          <text:p text:style-name="P8"><text:span text:style-name="Strong_20_Emphasis">Error Response:</text:span></text:p>
          <text:list>
            <text:list-item>
              <text:p text:style-name="P8"><text:span text:style-name="Strong_20_Emphasis"><text:span text:style-name="T2">Code:</text:span></text:span><text:span text:style-name="T2"> 500 Web Service not running</text:span></text:p>
            </text:list-item>
            <text:list-item>
              <text:p text:style-name="P48"><text:span text:style-name="Strong_20_Emphasis"><text:span text:style-name="T2">Code:</text:span></text:span><text:span text:style-name="T2"> </text:span>404<text:span text:style-name="T2"> </text:span>Unknown session</text:p>
            </text:list-item>
          </text:list>
        </text:list-item>
        <text:list-item>
          <text:p text:style-name="P8"><text:span text:style-name="Strong_20_Emphasis"><text:span text:style-name="T6">Sample Call:<text:line-break/></text:span></text:span><text:span text:style-name="T6">$.ajax({<text:line-break/><text:tab/><text:tab/></text:span><text:span text:style-name="T7">type: "</text:span><text:span text:style-name="T12">POST</text:span><text:span text:style-name="T7">",</text:span><text:span text:style-name="T6"><text:line-break/><text:tab/><text:tab/>url: "http://&lt;address&gt;/api/</text:span><text:span text:style-name="T9">sessions/</text:span><text:span text:style-name="T18">12345678/resize</text:span><text:span text:style-name="T6">",<text:line-break/><text:tab/><text:tab/></text:span><text:span text:style-name="T12">data: {<text:line-break/><text:tab/><text:tab/><text:tab/>widthPercentage: 50,<text:line-break/><text:tab/><text:tab/><text:tab/>heightPercentage: 50<text:line-break/><text:tab/><text:tab/>}</text:span><text:span text:style-name="T6"><text:line-break/><text:tab/><text:tab/>success: function (data){<text:line-break/><text:tab/><text:tab/><text:tab/>console.log(</text:span><text:span text:style-name="T5">"</text:span><text:span text:style-name="T7">%</text:span><text:span text:style-name="T9">o", data</text:span><text:span text:style-name="T6">);<text:line-break/><text:tab/><text:tab/>}<text:line-break/>});</text:span><text:bookmark-end text:name="__DdeLink__247_6217863023579"/></text:p>
        </text:list-item>
      </text:list>
      <text:p text:style-name="P55"><text:span text:style-name="T6"/></text:p>
      <text:h text:style-name="P89" text:outline-level="2"><text:span text:style-name="Strong_20_Emphasis"><text:span text:style-name="T33">Upload the source video</text:span></text:span><text:bookmark-start text:name="__DdeLink__247_62178630235710"/></text:h>
      <text:p text:style-name="P29"><text:span text:style-name="T33">Upload the original video to process.</text:span></text:p>
      <text:list xml:id="list181051328180277" text:continue-numbering="true" text:style-name="L1">
        <text:list-item>
          <text:p text:style-name="P9"><text:span text:style-name="Strong_20_Emphasis">URL</text:span></text:p>
          <text:p text:style-name="P9">/<text:span text:style-name="T2">api/sessions/{id}/video</text:span></text:p>
        </text:list-item>
        <text:list-item>
          <text:p text:style-name="P9"><text:span text:style-name="Strong_20_Emphasis">Method:</text:span></text:p>
          <text:p text:style-name="P9"><text:span text:style-name="Source_20_Text"><text:span text:style-name="T33">POST</text:span></text:span></text:p>
        </text:list-item>
        <text:list-item>
          <text:p text:style-name="P9"><text:span text:style-name="Strong_20_Emphasis">URL Params</text:span></text:p>
          <text:p text:style-name="P42">id: the unique Id of the session to request</text:p>
        </text:list-item>
        <text:list-item>
          <text:p text:style-name="P9"><text:span text:style-name="Strong_20_Emphasis">Data Params</text:span></text:p>
          <text:p text:style-name="P56"><text:soft-page-break/>Multipart/form-data</text:p>
        </text:list-item>
        <text:list-item>
          <text:p text:style-name="P9"><text:span text:style-name="Strong_20_Emphasis">Success Response:</text:span></text:p>
          <text:list>
            <text:list-item>
              <text:p text:style-name="P75"><text:span text:style-name="Strong_20_Emphasis">Code:</text:span> 200 </text:p>
              <text:p text:style-name="P75"><text:span text:style-name="T29"/></text:p>
            </text:list-item>
          </text:list>
        </text:list-item>
        <text:list-item>
          <text:p text:style-name="P9"><text:span text:style-name="Strong_20_Emphasis">Error Response:</text:span></text:p>
          <text:list>
            <text:list-item>
              <text:p text:style-name="P9"><text:span text:style-name="Strong_20_Emphasis"><text:span text:style-name="T2">Code:</text:span></text:span><text:span text:style-name="T2"> 500 Web Service not running</text:span></text:p>
            </text:list-item>
            <text:list-item>
              <text:p text:style-name="P49"><text:span text:style-name="Strong_20_Emphasis"><text:span text:style-name="T2">Code:</text:span></text:span><text:span text:style-name="T2"> </text:span>404<text:span text:style-name="T2"> </text:span>Unknown session</text:p>
            </text:list-item>
          </text:list>
        </text:list-item>
        <text:list-item>
          <text:p text:style-name="P9"><text:span text:style-name="Strong_20_Emphasis"><text:span text:style-name="T6">Sample Call:<text:line-break/></text:span></text:span><text:span text:style-name="Strong_20_Emphasis"><text:span text:style-name="T19">$('#form')<text:line-break/> <text:s/>.submit( function (e) {</text:span></text:span><text:span text:style-name="Strong_20_Emphasis"><text:span text:style-name="T6"><text:line-break/><text:tab/><text:tab/></text:span></text:span><text:span text:style-name="T6">$.ajax({<text:line-break/><text:tab/><text:tab/><text:tab/></text:span><text:span text:style-name="T7">type: "</text:span><text:span text:style-name="T13">POST</text:span><text:span text:style-name="T7">",<text:line-break/><text:tab/><text:tab/><text:tab/></text:span><text:span text:style-name="T13">data = new FormData(this),<text:line-break/><text:tab/><text:tab/><text:tab/>processData: false,<text:line-break/><text:tab/><text:tab/><text:tab/>contentType: false,</text:span><text:span text:style-name="T6"><text:line-break/><text:tab/><text:tab/><text:tab/>url: "http://&lt;address&gt;/api/</text:span><text:span text:style-name="T9">sessions/</text:span><text:span text:style-name="T19">12345678/video</text:span><text:span text:style-name="T6">",<text:line-break/><text:tab/><text:tab/><text:tab/>success: function (data){<text:line-break/><text:tab/><text:tab/><text:tab/><text:tab/>console.log(</text:span><text:span text:style-name="T5">"</text:span><text:span text:style-name="T13">uploaded"</text:span><text:span text:style-name="T6">);<text:line-break/><text:tab/><text:tab/><text:tab/>}<text:line-break/><text:tab/><text:tab/>});</text:span><text:bookmark-end text:name="__DdeLink__247_62178630235710"/><text:span text:style-name="T6"><text:line-break/><text:tab/><text:tab/></text:span><text:span text:style-name="T13">e.preventDefault();</text:span><text:span text:style-name="T6"><text:line-break/> <text:s/></text:span><text:span text:style-name="T13">});</text:span></text:p>
        </text:list-item>
      </text:list>
      <text:p text:style-name="P58"><text:span text:style-name="T13"/></text:p>
      <text:h text:style-name="P90" text:outline-level="2"><text:span text:style-name="Strong_20_Emphasis"><text:span text:style-name="T33">Upload a subtitle file</text:span></text:span><text:bookmark-start text:name="__DdeLink__247_6217863023571011"/></text:h>
      <text:p text:style-name="P30"><text:span text:style-name="T33">Upload a subtitle file to apply on the final video.</text:span></text:p>
      <text:list xml:id="list181052866711297" text:continue-numbering="true" text:style-name="L1">
        <text:list-item>
          <text:p text:style-name="P10"><text:span text:style-name="Strong_20_Emphasis">URL</text:span></text:p>
          <text:p text:style-name="P10">/<text:span text:style-name="T2">api/sessions/{id}/subtitle</text:span></text:p>
        </text:list-item>
        <text:list-item>
          <text:p text:style-name="P10"><text:span text:style-name="Strong_20_Emphasis">Method:</text:span></text:p>
          <text:p text:style-name="P10"><text:span text:style-name="Source_20_Text"><text:span text:style-name="T33">POST</text:span></text:span></text:p>
        </text:list-item>
        <text:list-item>
          <text:p text:style-name="P10"><text:span text:style-name="Strong_20_Emphasis">URL Params</text:span></text:p>
          <text:p text:style-name="P43">id: the unique Id of the session to request</text:p>
        </text:list-item>
        <text:list-item>
          <text:p text:style-name="P10"><text:span text:style-name="Strong_20_Emphasis">Data Params</text:span></text:p>
          <text:p text:style-name="P57">Multipart/form-data</text:p>
        </text:list-item>
        <text:list-item>
          <text:p text:style-name="P10"><text:span text:style-name="Strong_20_Emphasis">Success Response:</text:span></text:p>
          <text:list>
            <text:list-item>
              <text:p text:style-name="P76"><text:span text:style-name="Strong_20_Emphasis">Code:</text:span> 200 </text:p>
              <text:p text:style-name="P76"><text:span text:style-name="T29"/></text:p>
            </text:list-item>
          </text:list>
        </text:list-item>
        <text:list-item>
          <text:p text:style-name="P10"><text:span text:style-name="Strong_20_Emphasis">Error Response:</text:span></text:p>
          <text:list>
            <text:list-item>
              <text:p text:style-name="P10"><text:span text:style-name="Strong_20_Emphasis"><text:span text:style-name="T2">Code:</text:span></text:span><text:span text:style-name="T2"> 500 Web Service not running</text:span></text:p>
            </text:list-item>
            <text:list-item>
              <text:p text:style-name="P50"><text:soft-page-break/><text:span text:style-name="Strong_20_Emphasis"><text:span text:style-name="T2">Code:</text:span></text:span><text:span text:style-name="T2"> </text:span>404<text:span text:style-name="T2"> </text:span>Unknown session</text:p>
            </text:list-item>
          </text:list>
        </text:list-item>
        <text:list-item>
          <text:p text:style-name="P10"><text:span text:style-name="Strong_20_Emphasis"><text:span text:style-name="T6">Sample Call:<text:line-break/></text:span></text:span><text:span text:style-name="Strong_20_Emphasis"><text:span text:style-name="T19">$('#form')<text:line-break/> <text:s/>.submit( function (e) {</text:span></text:span><text:span text:style-name="Strong_20_Emphasis"><text:span text:style-name="T6"><text:line-break/><text:tab/><text:tab/></text:span></text:span><text:span text:style-name="T6">$.ajax({<text:line-break/><text:tab/><text:tab/><text:tab/></text:span><text:span text:style-name="T7">type: "</text:span><text:span text:style-name="T13">POST</text:span><text:span text:style-name="T7">",<text:line-break/><text:tab/><text:tab/><text:tab/></text:span><text:span text:style-name="T13">data = new FormData(this),<text:line-break/><text:tab/><text:tab/><text:tab/>processData: false,<text:line-break/><text:tab/><text:tab/><text:tab/>contentType: false,</text:span><text:span text:style-name="T6"><text:line-break/><text:tab/><text:tab/><text:tab/>url: "http://&lt;address&gt;/api/</text:span><text:span text:style-name="T9">sessions/</text:span><text:span text:style-name="T19">12345678/</text:span><text:span text:style-name="T20">subtitle</text:span><text:span text:style-name="T6">",<text:line-break/><text:tab/><text:tab/><text:tab/>success: function (data){<text:line-break/><text:tab/><text:tab/><text:tab/><text:tab/>console.log(</text:span><text:span text:style-name="T5">"</text:span><text:span text:style-name="T13">uploaded"</text:span><text:span text:style-name="T6">);<text:line-break/><text:tab/><text:tab/><text:tab/>}<text:line-break/><text:tab/><text:tab/>});</text:span><text:bookmark-end text:name="__DdeLink__247_6217863023571011"/><text:span text:style-name="T6"><text:line-break/><text:tab/><text:tab/></text:span><text:span text:style-name="T13">e.preventDefault();</text:span><text:span text:style-name="T6"><text:line-break/> <text:s/></text:span><text:span text:style-name="T13">});</text:span></text:p>
        </text:list-item>
      </text:list>
      <text:p text:style-name="P59"><text:span text:style-name="T13"/></text:p>
      <text:h text:style-name="P91" text:outline-level="2"><text:bookmark-start text:name="__DdeLink__290_621786302"/><text:span text:style-name="Strong_20_Emphasis"><text:span text:style-name="T34">Process the video</text:span></text:span><text:bookmark-start text:name="__DdeLink__247_621786302357812"/></text:h>
      <text:p text:style-name="P31"><text:span text:style-name="T34">Start processing the video. In order to execute succesfuly this request, the original video file and the subtitle file or the resize data must be provided in the current session</text:span></text:p>
      <text:list xml:id="list181053022291721" text:continue-numbering="true" text:style-name="L1">
        <text:list-item>
          <text:p text:style-name="P11"><text:span text:style-name="Strong_20_Emphasis">URL</text:span></text:p>
          <text:p text:style-name="P11">/<text:span text:style-name="T2">api/sessions/{id}/burn</text:span></text:p>
        </text:list-item>
        <text:list-item>
          <text:p text:style-name="P11"><text:span text:style-name="Strong_20_Emphasis">Method:</text:span></text:p>
          <text:p text:style-name="P11"><text:span text:style-name="Source_20_Text"><text:span text:style-name="T34">POST</text:span></text:span></text:p>
        </text:list-item>
        <text:list-item>
          <text:p text:style-name="P11"><text:span text:style-name="Strong_20_Emphasis">URL Params</text:span></text:p>
          <text:p text:style-name="P44">id: the unique Id of the session to request</text:p>
        </text:list-item>
        <text:list-item>
          <text:p text:style-name="P11"><text:span text:style-name="Strong_20_Emphasis">Data Params</text:span></text:p>
          <text:p text:style-name="P36">No params needed</text:p>
        </text:list-item>
        <text:list-item>
          <text:p text:style-name="P11"><text:span text:style-name="Strong_20_Emphasis">Success Response:</text:span></text:p>
          <text:list>
            <text:list-item>
              <text:p text:style-name="P77"><text:span text:style-name="Strong_20_Emphasis">Code:</text:span> 200 </text:p>
              <text:p text:style-name="P77"><text:span text:style-name="T29"/></text:p>
            </text:list-item>
          </text:list>
        </text:list-item>
        <text:list-item>
          <text:p text:style-name="P11"><text:span text:style-name="Strong_20_Emphasis">Error Response:</text:span></text:p>
          <text:list>
            <text:list-item>
              <text:p text:style-name="P11"><text:span text:style-name="Strong_20_Emphasis"><text:span text:style-name="T2">Code:</text:span></text:span><text:span text:style-name="T2"> 500 Web Service not running</text:span></text:p>
            </text:list-item>
            <text:list-item>
              <text:p text:style-name="P51"><text:span text:style-name="Strong_20_Emphasis"><text:span text:style-name="T2">Code:</text:span></text:span><text:span text:style-name="T2"> </text:span>404<text:span text:style-name="T2"> </text:span>Unknown session</text:p>
            </text:list-item>
          </text:list>
        </text:list-item>
        <text:list-item>
          <text:p text:style-name="P11"><text:span text:style-name="Strong_20_Emphasis"><text:span text:style-name="T6">Sample Call:<text:line-break/></text:span></text:span><text:span text:style-name="T6">$.ajax({<text:line-break/><text:tab/><text:tab/></text:span><text:span text:style-name="T7">type: "</text:span><text:span text:style-name="T14">POST</text:span><text:span text:style-name="T7">",</text:span><text:span text:style-name="T6"><text:line-break/><text:tab/><text:tab/>url: "http://&lt;address&gt;/api/</text:span><text:span text:style-name="T9">sessions/</text:span><text:span text:style-name="T21">12345678/burn</text:span><text:span text:style-name="T6">",<text:line-break/><text:tab/><text:tab/>success: function (data){<text:line-break/><text:tab/><text:tab/><text:tab/>console.log(</text:span><text:span text:style-name="T5">"</text:span><text:span text:style-name="T14">processing</text:span><text:span text:style-name="T9">"</text:span><text:span text:style-name="T6">);<text:line-break/></text:span><text:soft-page-break/><text:span text:style-name="T6"><text:tab/><text:tab/>}<text:line-break/>});</text:span><text:bookmark-end text:name="__DdeLink__290_621786302"/><text:bookmark-end text:name="__DdeLink__247_621786302357812"/></text:p>
        </text:list-item>
      </text:list>
      <text:p text:style-name="P60"><text:span text:style-name="T6"/></text:p>
      <text:h text:style-name="P92" text:outline-level="2"><text:span text:style-name="Strong_20_Emphasis"><text:span text:style-name="T35">Interrupt the video processing</text:span></text:span><text:bookmark-start text:name="__DdeLink__247_62178630235781214"/></text:h>
      <text:p text:style-name="P61">Interrupt the current video processing.</text:p>
      <text:list xml:id="list181052214932241" text:continue-numbering="true" text:style-name="L1">
        <text:list-item>
          <text:p text:style-name="P12"><text:span text:style-name="Strong_20_Emphasis">URL</text:span></text:p>
          <text:p text:style-name="P12">/<text:span text:style-name="T2">api/sessions/{id}/cancel</text:span></text:p>
        </text:list-item>
        <text:list-item>
          <text:p text:style-name="P12"><text:span text:style-name="Strong_20_Emphasis">Method:</text:span></text:p>
          <text:p text:style-name="P12"><text:span text:style-name="Source_20_Text"><text:span text:style-name="T34">POST</text:span></text:span></text:p>
        </text:list-item>
        <text:list-item>
          <text:p text:style-name="P12"><text:span text:style-name="Strong_20_Emphasis">URL Params</text:span></text:p>
          <text:p text:style-name="P45">id: the unique Id of the session to request</text:p>
        </text:list-item>
        <text:list-item>
          <text:p text:style-name="P12"><text:span text:style-name="Strong_20_Emphasis">Data Params</text:span></text:p>
          <text:p text:style-name="P37">No params needed</text:p>
        </text:list-item>
        <text:list-item>
          <text:p text:style-name="P12"><text:span text:style-name="Strong_20_Emphasis">Success Response:</text:span></text:p>
          <text:list>
            <text:list-item>
              <text:p text:style-name="P78"><text:span text:style-name="Strong_20_Emphasis">Code:</text:span> 200 </text:p>
              <text:p text:style-name="P78"><text:span text:style-name="T29"/></text:p>
            </text:list-item>
          </text:list>
        </text:list-item>
        <text:list-item>
          <text:p text:style-name="P12"><text:span text:style-name="Strong_20_Emphasis">Error Response:</text:span></text:p>
          <text:list>
            <text:list-item>
              <text:p text:style-name="P12"><text:span text:style-name="Strong_20_Emphasis"><text:span text:style-name="T2">Code:</text:span></text:span><text:span text:style-name="T2"> 500 Web Service not running</text:span></text:p>
            </text:list-item>
            <text:list-item>
              <text:p text:style-name="P52"><text:span text:style-name="Strong_20_Emphasis"><text:span text:style-name="T2">Code:</text:span></text:span><text:span text:style-name="T2"> </text:span>404<text:span text:style-name="T2"> </text:span>Unknown session</text:p>
            </text:list-item>
          </text:list>
        </text:list-item>
        <text:list-item>
          <text:p text:style-name="P12"><text:span text:style-name="Strong_20_Emphasis"><text:span text:style-name="T6">Sample Call:<text:line-break/></text:span></text:span><text:span text:style-name="T6">$.ajax({<text:line-break/><text:tab/><text:tab/></text:span><text:span text:style-name="T7">type: "</text:span><text:span text:style-name="T14">P</text:span><text:span text:style-name="T15">OST</text:span><text:span text:style-name="T7">",</text:span><text:span text:style-name="T6"><text:line-break/><text:tab/><text:tab/>url: "http://&lt;address&gt;/api/</text:span><text:span text:style-name="T9">sessions/</text:span><text:span text:style-name="T21">12345678/</text:span><text:span text:style-name="T22">cancel</text:span><text:span text:style-name="T6">",<text:line-break/><text:tab/><text:tab/>success: function (data){<text:line-break/><text:tab/><text:tab/><text:tab/>console.log(</text:span><text:span text:style-name="T5">"</text:span><text:span text:style-name="T15">stopped</text:span><text:span text:style-name="T9">"</text:span><text:span text:style-name="T6">);<text:line-break/><text:tab/><text:tab/>}<text:line-break/>});</text:span><text:bookmark-end text:name="__DdeLink__247_62178630235781214"/></text:p>
        </text:list-item>
      </text:list>
      <text:h text:style-name="P93" text:outline-level="2"><text:span text:style-name="Strong_20_Emphasis"><text:span text:style-name="T36">Get the processed video</text:span></text:span><text:bookmark-start text:name="__DdeLink__247_6217863023578121416"/></text:h>
      <text:p text:style-name="P62"><text:span text:style-name="T36">Retrieves the processed video</text:span>.</text:p>
      <text:list xml:id="list181053053546466" text:continue-numbering="true" text:style-name="L1">
        <text:list-item>
          <text:p text:style-name="P13"><text:span text:style-name="Strong_20_Emphasis">URL</text:span></text:p>
          <text:p text:style-name="P13">/<text:span text:style-name="T2">api/sessions/{id}/result</text:span></text:p>
        </text:list-item>
        <text:list-item>
          <text:p text:style-name="P13"><text:span text:style-name="Strong_20_Emphasis">Method:</text:span></text:p>
          <text:p text:style-name="P13"><text:span text:style-name="Source_20_Text"><text:span text:style-name="T36">GET</text:span></text:span></text:p>
        </text:list-item>
        <text:list-item>
          <text:p text:style-name="P13"><text:span text:style-name="Strong_20_Emphasis">URL Params</text:span></text:p>
          <text:p text:style-name="P46"><text:soft-page-break/>id: the unique Id of the session to request</text:p>
        </text:list-item>
        <text:list-item>
          <text:p text:style-name="P13"><text:span text:style-name="Strong_20_Emphasis">Data Params</text:span></text:p>
          <text:p text:style-name="P38">No params needed</text:p>
        </text:list-item>
        <text:list-item>
          <text:p text:style-name="P13"><text:span text:style-name="Strong_20_Emphasis">Success Response:</text:span></text:p>
          <text:list>
            <text:list-item>
              <text:p text:style-name="P79"><text:span text:style-name="Strong_20_Emphasis">Code:</text:span> 200 </text:p>
              <text:p text:style-name="P79"><text:span text:style-name="T29"/></text:p>
            </text:list-item>
          </text:list>
        </text:list-item>
        <text:list-item>
          <text:p text:style-name="P13"><text:span text:style-name="Strong_20_Emphasis">Error Response:</text:span></text:p>
          <text:list>
            <text:list-item>
              <text:p text:style-name="P13"><text:span text:style-name="Strong_20_Emphasis"><text:span text:style-name="T2">Code:</text:span></text:span><text:span text:style-name="T2"> 500 Web Service not running</text:span></text:p>
            </text:list-item>
            <text:list-item>
              <text:p text:style-name="P53"><text:span text:style-name="Strong_20_Emphasis"><text:span text:style-name="T2">Code:</text:span></text:span><text:span text:style-name="T2"> </text:span>404<text:span text:style-name="T2"> </text:span>Unknown session</text:p>
            </text:list-item>
          </text:list>
        </text:list-item>
        <text:list-item>
          <text:p text:style-name="P13"><text:span text:style-name="Strong_20_Emphasis"><text:span text:style-name="T6">Sample Call:<text:line-break/></text:span></text:span><text:span text:style-name="T6">$.ajax({<text:line-break/><text:tab/><text:tab/></text:span><text:span text:style-name="T7">type: "</text:span><text:span text:style-name="T16">GET</text:span><text:span text:style-name="T7">",</text:span><text:span text:style-name="T6"><text:line-break/><text:tab/><text:tab/>url: "http://&lt;address&gt;/api/</text:span><text:span text:style-name="T9">sessions/</text:span><text:span text:style-name="T21">12345678/</text:span><text:span text:style-name="T23">result</text:span><text:span text:style-name="T6">",<text:line-break/><text:tab/><text:tab/>success: function (data){<text:line-break/><text:tab/><text:tab/><text:tab/></text:span><text:span text:style-name="T16">window.location = </text:span><text:span text:style-name="T6">"http://&lt;address&gt;/api/</text:span><text:span text:style-name="T9">sessions/</text:span><text:span text:style-name="T21">12345678/</text:span><text:span text:style-name="T23">result</text:span><text:span text:style-name="T6">";<text:line-break/><text:tab/><text:tab/>}<text:line-break/>});</text:span><text:bookmark-end text:name="__DdeLink__247_6217863023578121416"/></text:p>
        </text:list-item>
      </text:list>
      <text:p text:style-name="P63"><text:span text:style-name="T6"/></text:p>
      <text:p text:style-name="P66"><text:span text:style-name="T1">S</text:span>ession object</text:p>
      <text:p text:style-name="P64"><text:span text:style-name="T4">A session is defined by the following parameters:</text:span></text:p>
      <text:list xml:id="list1675124553901095841" text:style-name="L3">
        <text:list-item>
          <text:p text:style-name="P65"><text:span text:style-name="T4">id: unique identifier of the session</text:span></text:p>
        </text:list-item>
        <text:list-item>
          <text:p text:style-name="P65"><text:span text:style-name="T4">status: the current status of the session. It can be:</text:span></text:p>
          <text:list>
            <text:list-item>
              <text:p text:style-name="P65"><text:span text:style-name="T4">1: waiting for input (video, subtitles, resize values)</text:span></text:p>
            </text:list-item>
            <text:list-item>
              <text:p text:style-name="P65"><text:span text:style-name="T4">2: ready to start process</text:span></text:p>
            </text:list-item>
            <text:list-item>
              <text:p text:style-name="P65"><text:span text:style-name="T4">3: video in process</text:span></text:p>
            </text:list-item>
            <text:list-item>
              <text:p text:style-name="P65"><text:span text:style-name="T4">4: interrupted by the user</text:span></text:p>
            </text:list-item>
            <text:list-item>
              <text:p text:style-name="P65"><text:span text:style-name="T4">5: video processed and ready to be downloaded</text:span></text:p>
            </text:list-item>
            <text:list-item>
              <text:p text:style-name="P65"><text:span text:style-name="T4">6: process failed, check processDescription for details</text:span></text:p>
            </text:list-item>
          </text:list>
        </text:list-item>
        <text:list-item>
          <text:p text:style-name="P65"><text:span text:style-name="T4">progress: percentage of process completition</text:span></text:p>
        </text:list-item>
        <text:list-item>
          <text:p text:style-name="P65"><text:span text:style-name="T4">progressDescription: current detailed process or error</text:span></text:p>
        </text:list-item>
        <text:list-item>
          <text:p text:style-name="P65"><text:span text:style-name="T4">progressLastModify: timestamp of last session change</text:span></text:p>
        </text:list-item>
        <text:list-item>
          <text:p text:style-name="P65"><text:span text:style-name="T4">resources: list of loaded resources of the current session</text:span></text:p>
          <text:list>
            <text:list-item>
              <text:p text:style-name="P65"><text:span text:style-name="T4">type: the resource type</text:span></text:p>
              <text:list>
                <text:list-item>
                  <text:p text:style-name="P65"><text:span text:style-name="T4">1: origin video file</text:span></text:p>
                </text:list-item>
                <text:list-item>
                  <text:p text:style-name="P65"><text:soft-page-break/><text:span text:style-name="T4">2: resize values</text:span></text:p>
                </text:list-item>
                <text:list-item>
                  <text:p text:style-name="P65"><text:span text:style-name="T4">3: subtitle file</text:span></text:p>
                </text:list-item>
              </text:list>
            </text:list-item>
            <text:list-item>
              <text:p text:style-name="P65"><text:span text:style-name="T4">file: the associated resource file</text:span></text:p>
            </text:list-item>
            <text:list-item>
              <text:p text:style-name="P65"><text:span text:style-name="T4">w: percentage of width respect the original video</text:span></text:p>
            </text:list-item>
            <text:list-item>
              <text:p text:style-name="P65"><text:span text:style-name="T4">h: percentage of height respect the original video</text:span></text:p>
            </text:list-item>
          </text:list>
        </text:list-item>
      </text:list>
      <text:p text:style-name="P64"><text:span text:style-name="T4">Example:</text:span></text:p>
      <text:p text:style-name="P80"><text:span text:style-name="T4">{<text:line-break/><text:tab/>"id":"5a0fa962-e692-407d-89f7-c72f03167959",<text:line-break/><text:tab/>"status":2,<text:line-break/><text:tab/>"progress":0,<text:line-break/><text:tab/>"progressDescription":"",<text:line-break/><text:tab/>"progressLastModify":1457280875708,<text:line-break/><text:tab/>"resources":[<text:line-break/><text:tab/><text:tab/>{<text:line-break/><text:tab/><text:tab/><text:tab/>"type":1,<text:line-break/><text:tab/><text:tab/><text:tab/>"file":"output5.avi"<text:line-break/><text:tab/><text:tab/>},<text:line-break/><text:tab/><text:tab/>{<text:line-break/><text:tab/><text:tab/><text:tab/>"type":3,<text:line-break/><text:tab/><text:tab/><text:tab/>"file":"sub.ass"<text:line-break/><text:tab/><text:tab/>},<text:line-break/><text:tab/><text:tab/>{<text:line-break/><text:tab/><text:tab/><text:tab/>"type":2,<text:line-break/><text:tab/><text:tab/><text:tab/>"w":100,<text:line-break/><text:tab/><text:tab/><text:tab/>"h":100<text:line-break/><text:tab/><text:tab/>}<text:line-break/><text:tab/>]<text:line-break/>}</text:span></text:p>
      <text:p text:style-name="P6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ppo </meta:initial-creator>
    <meta:creation-date>2016-03-06T12:43:09.278781269</meta:creation-date>
    <dc:date>2016-03-06T18:10:51.014132213</dc:date>
    <dc:creator>Pippo </dc:creator>
    <meta:editing-duration>PT4H56M40S</meta:editing-duration>
    <meta:editing-cycles>16</meta:editing-cycles>
    <meta:generator>LibreOffice/5.0.0.5$Linux_X86_64 LibreOffice_project/437e4abdf9e72fd0a6e6f8697a0e659bc77f9b10</meta:generator>
    <meta:document-statistic meta:table-count="0" meta:image-count="0" meta:object-count="0" meta:page-count="13" meta:paragraph-count="256" meta:word-count="1417" meta:character-count="9617" meta:non-whitespace-character-count="8184"/>
  </office:meta>
</office:document-meta>
</file>